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Header">
      <style:text-properties officeooo:rsid="0013ab05" officeooo:paragraph-rsid="0013ab05"/>
    </style:style>
    <style:style style:name="P2" style:family="paragraph" style:parent-style-name="Standard">
      <style:paragraph-properties fo:margin-left="0cm" fo:margin-right="0cm" fo:text-align="center"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normal" fo:background-color="transparent"/>
    </style:style>
    <style:style style:name="P3" style:family="paragraph" style:parent-style-name="Standard">
      <style:text-properties style:font-name="Liberation Serif" officeooo:rsid="0013ab05" officeooo:paragraph-rsid="0013ab05"/>
    </style:style>
    <style:style style:name="P4" style:family="paragraph" style:parent-style-name="Standard">
      <style:text-properties style:font-name="Liberation Serif"/>
    </style:style>
    <style:style style:name="P5" style:family="paragraph" style:parent-style-name="Standard">
      <style:paragraph-properties fo:text-align="justify" style:justify-single-word="false"/>
      <style:text-properties style:font-name="Liberation Serif"/>
    </style:style>
    <style:style style:name="P6" style:family="paragraph" style:parent-style-name="Standard">
      <style:text-properties style:use-window-font-color="true" loext:opacity="0%" style:font-name="Liberation Serif" officeooo:rsid="0013ab05" officeooo:paragraph-rsid="0013ab05" fo:background-color="transparent"/>
    </style:style>
    <style:style style:name="P7" style:family="paragraph" style:parent-style-name="Standard">
      <style:paragraph-properties fo:text-align="center" style:justify-single-word="false"/>
      <style:text-properties style:use-window-font-color="true" loext:opacity="0%" style:font-name="Liberation Serif" fo:background-color="transparent"/>
    </style:style>
    <style:style style:name="P8" style:family="paragraph" style:parent-style-name="Standard">
      <style:text-properties style:use-window-font-color="true" loext:opacity="0%" style:font-name="Liberation Serif" officeooo:rsid="0013b8d2" officeooo:paragraph-rsid="0013b8d2" fo:background-color="transparent"/>
    </style:style>
    <style:style style:name="P9" style:family="paragraph" style:parent-style-name="Standard">
      <style:paragraph-properties fo:text-align="justify" style:justify-single-word="false"/>
    </style:style>
    <style:style style:name="P10" style:family="paragraph" style:parent-style-name="Standard">
      <style:text-properties officeooo:paragraph-rsid="0013b8d2"/>
    </style:style>
    <style:style style:name="P11" style:family="paragraph" style:parent-style-name="Standard">
      <style:paragraph-properties fo:text-align="center" style:justify-single-word="false" fo:break-before="page"/>
      <style:text-properties officeooo:paragraph-rsid="0013b8d2"/>
    </style:style>
    <style:style style:name="P12" style:family="paragraph" style:parent-style-name="Text_20_body">
      <style:paragraph-properties fo:padding="0.049cm" fo:border="0.06pt solid #d9d9e3"/>
    </style:style>
    <style:style style:name="P13" style:family="paragraph" style:parent-style-name="Text_20_body">
      <style:paragraph-properties fo:text-align="justify" style:justify-single-word="false"/>
      <style:text-properties style:use-window-font-color="true" loext:opacity="0%" style:font-name="Liberation Serif" officeooo:rsid="0013ab05" officeooo:paragraph-rsid="0013ab05" fo:background-color="transparent"/>
    </style:style>
    <style:style style:name="P14" style:family="paragraph" style:parent-style-name="Text_20_body">
      <style:text-properties fo:font-variant="normal" fo:text-transform="none" style:use-window-font-color="true" loext:opacity="0%" style:font-name="Liberation Serif" fo:font-size="12pt" fo:letter-spacing="normal" fo:font-style="normal" fo:font-weight="normal" officeooo:rsid="0013ab05" officeooo:paragraph-rsid="0013ab05" fo:background-color="transparent"/>
    </style:style>
    <style:style style:name="P15" style:family="paragraph" style:parent-style-name="Text_20_body">
      <style:paragraph-properties fo:text-align="center" style:justify-single-word="false" fo:break-before="page"/>
      <style:text-properties fo:font-variant="normal" fo:text-transform="none" style:use-window-font-color="true" loext:opacity="0%" style:font-name="Liberation Serif" fo:font-size="12pt" fo:letter-spacing="normal" fo:font-style="normal" fo:font-weight="normal" officeooo:rsid="0013ab05" officeooo:paragraph-rsid="0013ab05" fo:background-color="transparent"/>
    </style:style>
    <style:style style:name="P16" style:family="paragraph" style:parent-style-name="Text_20_body">
      <style:paragraph-properties fo:text-align="center" style:justify-single-word="false"/>
      <style:text-properties fo:font-variant="normal" fo:text-transform="none" style:use-window-font-color="true" loext:opacity="0%" style:font-name="Liberation Serif" fo:font-size="12pt" fo:letter-spacing="normal" fo:font-style="normal" fo:font-weight="normal" officeooo:rsid="0013ab05" officeooo:paragraph-rsid="0013ab05" fo:background-color="transparent"/>
    </style:style>
    <style:style style:name="P17" style:family="paragraph" style:parent-style-name="Text_20_body">
      <style:paragraph-properties fo:text-align="justify" style:justify-single-word="false" fo:padding="0.049cm" fo:border="0.06pt solid #d9d9e3"/>
    </style:style>
    <style:style style:name="P18" style:family="paragraph" style:parent-style-name="Text_20_body">
      <style:paragraph-properties fo:text-align="justify" style:justify-single-word="false" fo:padding="0.049cm" fo:border="0.06pt solid #d9d9e3"/>
      <style:text-properties officeooo:paragraph-rsid="0013b8d2"/>
    </style:style>
    <style:style style:name="P19" style:family="paragraph" style:parent-style-name="Text_20_body">
      <style:paragraph-properties fo:text-align="justify" style:justify-single-word="false"/>
      <style:text-properties officeooo:paragraph-rsid="0013b8d2"/>
    </style:style>
    <style:style style:name="P20" style:family="paragraph" style:parent-style-name="Text_20_body">
      <style:paragraph-properties fo:text-align="justify" style:justify-single-word="false" fo:padding="0.049cm" fo:border="0.06pt solid #d9d9e3"/>
      <style:text-properties officeooo:paragraph-rsid="00144c1f"/>
    </style:style>
    <style:style style:name="P21" style:family="paragraph" style:parent-style-name="Text_20_body">
      <style:paragraph-properties fo:text-align="start" style:justify-single-word="false"/>
      <style:text-properties officeooo:paragraph-rsid="0013b8d2"/>
    </style:style>
    <style:style style:name="P22" style:family="paragraph" style:parent-style-name="Text_20_body">
      <style:paragraph-properties fo:padding="0.049cm" fo:border="0.06pt solid #d9d9e3"/>
      <style:text-properties officeooo:rsid="0013b8d2" officeooo:paragraph-rsid="0013b8d2"/>
    </style:style>
    <style:style style:name="P23" style:family="paragraph" style:parent-style-name="Text_20_body">
      <style:paragraph-properties fo:text-align="justify" style:justify-single-word="false" fo:padding="0.049cm" fo:border="0.06pt solid #d9d9e3"/>
      <style:text-properties officeooo:rsid="0013b8d2" officeooo:paragraph-rsid="0013b8d2"/>
    </style:style>
    <style:style style:name="P24" style:family="paragraph" style:parent-style-name="Text_20_body">
      <style:paragraph-properties fo:padding="0.049cm" fo:border="0.06pt solid #d9d9e3"/>
      <style:text-properties officeooo:paragraph-rsid="0013b8d2"/>
    </style:style>
    <style:style style:name="P25" style:family="paragraph" style:parent-style-name="Text_20_body">
      <style:paragraph-properties fo:text-align="center" style:justify-single-word="false" fo:padding="0.049cm" fo:border="0.06pt solid #d9d9e3"/>
      <style:text-properties officeooo:paragraph-rsid="0013b8d2"/>
    </style:style>
    <style:style style:name="P26" style:family="paragraph" style:parent-style-name="Text_20_body">
      <style:paragraph-properties fo:text-align="center" style:justify-single-word="false" fo:break-before="page" fo:padding="0.049cm" fo:border="0.06pt solid #d9d9e3"/>
      <style:text-properties officeooo:paragraph-rsid="00144c1f"/>
    </style:style>
    <style:style style:name="P27" style:family="paragraph" style:parent-style-name="Text_20_body">
      <style:paragraph-properties fo:text-align="center" style:justify-single-word="false" fo:padding="0.049cm" fo:border="0.06pt solid #d9d9e3"/>
      <style:text-properties officeooo:paragraph-rsid="00144c1f"/>
    </style:style>
    <style:style style:name="P28" style:family="paragraph" style:parent-style-name="Text_20_body">
      <style:paragraph-properties fo:padding="0.049cm" fo:border="0.06pt solid #d9d9e3"/>
      <style:text-properties officeooo:rsid="00144c1f" officeooo:paragraph-rsid="00144c1f"/>
    </style:style>
    <style:style style:name="P29" style:family="paragraph" style:parent-style-name="Text_20_body">
      <style:paragraph-properties fo:padding="0.049cm" fo:border="0.06pt solid #d9d9e3"/>
      <style:text-properties officeooo:paragraph-rsid="00144c1f"/>
    </style:style>
    <style:style style:name="T1" style:family="text">
      <style:text-properties officeooo:rsid="0013ab05"/>
    </style:style>
    <style:style style:name="T2" style:family="text">
      <style:text-properties fo:font-variant="normal" fo:text-transform="none" fo:color="#d1d5db" loext:opacity="100%" style:font-name="S hne" fo:font-size="12pt" fo:letter-spacing="normal" fo:font-style="normal" fo:font-weight="normal"/>
    </style:style>
    <style:style style:name="T3" style:family="text">
      <style:text-properties fo:font-variant="normal" fo:text-transform="none" fo:color="#d1d5db" loext:opacity="100%" style:font-name="S hne" fo:font-size="12pt" fo:letter-spacing="normal" fo:font-style="normal" fo:font-weight="normal" fo:background-color="transparent" loext:char-shading-value="0" loext:padding="0.049cm" loext:border="0.06pt solid #d9d9e3"/>
    </style:style>
    <style:style style:name="T4" style:family="text">
      <style:text-properties fo:font-variant="normal" fo:text-transform="none" fo:color="#d1d5db" loext:opacity="100%" fo:font-size="12pt" fo:letter-spacing="normal" fo:font-style="normal" fo:font-weight="normal"/>
    </style:style>
    <style:style style:name="T5" style:family="text">
      <style:text-properties fo:font-variant="normal" fo:text-transform="none" fo:color="#d1d5db" loext:opacity="100%" fo:font-size="12pt" fo:letter-spacing="normal" fo:font-style="normal" fo:font-weight="normal" fo:background-color="transparent" loext:char-shading-value="0" loext:padding="0.049cm" loext:border="0.06pt solid #d9d9e3"/>
    </style:style>
    <style:style style:name="T6" style:family="text">
      <style:text-properties fo:font-variant="normal" fo:text-transform="none" fo:color="#d1d5db" loext:opacity="100%" style:font-name="Liberation Serif" fo:font-size="12pt" fo:letter-spacing="normal" fo:font-style="normal" fo:font-weight="normal"/>
    </style:style>
    <style:style style:name="T7" style:family="text">
      <style:text-properties fo:font-variant="normal" fo:text-transform="none" fo:color="#d1d5db" loext:opacity="100%" style:font-name="Liberation Serif" fo:font-size="12pt" fo:letter-spacing="normal" fo:font-style="normal" fo:font-weight="normal" fo:background-color="transparent" loext:char-shading-value="0" loext:padding="0.049cm" loext:border="0.06pt solid #d9d9e3"/>
    </style:style>
    <style:style style:name="T8" style:family="text">
      <style:text-properties fo:font-variant="normal" fo:text-transform="none" fo:font-size="12pt" fo:letter-spacing="normal" fo:font-style="normal" fo:font-weight="normal"/>
    </style:style>
    <style:style style:name="T9" style:family="text">
      <style:text-properties fo:font-variant="normal" fo:text-transform="none" style:use-window-font-color="true" loext:opacity="0%" style:font-name="Liberation Serif" fo:font-size="12pt" fo:letter-spacing="normal" fo:font-style="normal" fo:font-weight="normal"/>
    </style:style>
    <style:style style:name="T10" style:family="text">
      <style:text-properties fo:font-variant="normal" fo:text-transform="none" style:use-window-font-color="true" loext:opacity="0%" style:font-name="Liberation Serif" fo:font-size="12pt" fo:letter-spacing="normal" fo:font-style="normal" fo:font-weight="normal" fo:background-color="transparent" loext:char-shading-value="0"/>
    </style:style>
    <style:style style:name="T11" style:family="text">
      <style:text-properties fo:font-variant="normal" fo:text-transform="none" style:use-window-font-color="true" loext:opacity="0%" style:font-name="Liberation Serif" fo:font-size="12pt" fo:letter-spacing="normal" fo:font-style="normal" fo:font-weight="normal" officeooo:rsid="0013b8d2" fo:background-color="transparent" loext:char-shading-value="0"/>
    </style:style>
    <style:style style:name="T12" style:family="text">
      <style:text-properties fo:font-variant="normal" fo:text-transform="none" style:use-window-font-color="true" loext:opacity="0%" style:font-name="Liberation Serif" fo:font-size="12pt" fo:letter-spacing="normal" fo:font-style="normal" fo:font-weight="normal" officeooo:rsid="0013b8d2" fo:background-color="transparent" loext:char-shading-value="0" loext:padding="0.049cm" loext:border="0.06pt solid #d9d9e3"/>
    </style:style>
    <style:style style:name="T13" style:family="text">
      <style:text-properties fo:font-variant="normal" fo:text-transform="none" style:use-window-font-color="true" loext:opacity="0%" style:font-name="Liberation Serif" fo:font-size="12pt" fo:letter-spacing="normal" fo:font-style="normal" fo:font-weight="normal" officeooo:rsid="0013b8d2" fo:background-color="transparent" loext:char-shading-value="0" loext:padding="0.049cm" loext:border="0.06pt solid #d9d9e3"/>
    </style:style>
    <style:style style:name="T14" style:family="text">
      <style:text-properties fo:font-variant="normal" fo:text-transform="none" style:use-window-font-color="true" loext:opacity="0%" style:font-name="Liberation Serif" fo:font-size="12pt" fo:letter-spacing="normal" fo:font-style="normal" fo:font-weight="normal" fo:background-color="transparent" loext:char-shading-value="0" loext:padding="0.049cm" loext:border="0.06pt solid #d9d9e3"/>
    </style:style>
    <style:style style:name="T15" style:family="text">
      <style:text-properties fo:font-variant="normal" fo:text-transform="none" style:use-window-font-color="true" loext:opacity="0%" style:font-name="Liberation Serif" fo:font-size="12pt" fo:letter-spacing="normal" fo:font-style="normal" fo:font-weight="normal" fo:background-color="transparent" loext:char-shading-value="0" loext:padding="0.049cm" loext:border="0.06pt solid #d9d9e3"/>
    </style:style>
    <style:style style:name="T16" style:family="text">
      <style:text-properties fo:font-variant="normal" fo:text-transform="none" style:use-window-font-color="true" loext:opacity="0%" style:font-name="Liberation Serif" fo:font-size="12pt" fo:letter-spacing="normal" fo:font-style="normal" fo:font-weight="normal" fo:background-color="transparent" loext:char-shading-value="0"/>
    </style:style>
    <style:style style:name="T17" style:family="text">
      <style:text-properties fo:font-variant="normal" fo:text-transform="none" style:use-window-font-color="true" loext:opacity="0%" style:font-name="Liberation Serif" fo:font-size="12pt" fo:letter-spacing="normal" fo:font-style="normal" fo:font-weight="normal" officeooo:rsid="00144c1f" fo:background-color="transparent" loext:char-shading-value="0" loext:padding="0.049cm" loext:border="0.06pt solid #d9d9e3"/>
    </style:style>
    <style:style style:name="T18" style:family="text">
      <style:text-properties fo:font-variant="normal" fo:text-transform="none" style:use-window-font-color="true" loext:opacity="0%" style:font-name="Liberation Serif" fo:font-size="12pt" fo:letter-spacing="normal" fo:font-style="normal" fo:font-weight="normal" loext:padding="0.049cm" loext:border="0.06pt solid #d9d9e3"/>
    </style:style>
    <style:style style:name="T19" style:family="text">
      <style:text-properties fo:font-variant="normal" fo:text-transform="none" style:use-window-font-color="true" loext:opacity="0%" style:font-name="Liberation Serif" fo:font-size="12pt" fo:letter-spacing="normal" fo:font-style="normal" fo:font-weight="normal" officeooo:rsid="0013b8d2" loext:padding="0.049cm" loext:border="0.06pt solid #d9d9e3"/>
    </style:style>
    <style:style style:name="T20" style:family="text">
      <style:text-properties fo:font-variant="normal" fo:text-transform="none" style:use-window-font-color="true" loext:opacity="0%" fo:font-size="12pt" fo:letter-spacing="normal" fo:font-style="normal" fo:font-weight="normal" officeooo:rsid="0013b8d2" fo:background-color="transparent" loext:char-shading-value="0" loext:padding="0.049cm" loext:border="0.06pt solid #d9d9e3"/>
    </style:style>
    <style:style style:name="T21" style:family="text">
      <style:text-properties fo:font-variant="normal" fo:text-transform="none" style:use-window-font-color="true" loext:opacity="0%" fo:font-size="12pt" fo:letter-spacing="normal" fo:font-style="normal" fo:font-weight="normal" fo:background-color="transparent" loext:char-shading-value="0"/>
    </style:style>
    <style:style style:name="T22" style:family="text">
      <style:text-properties fo:font-variant="normal" fo:text-transform="none" style:use-window-font-color="true" loext:opacity="0%" fo:font-size="12pt" fo:letter-spacing="normal" fo:font-style="normal" fo:font-weight="normal" fo:background-color="transparent" loext:char-shading-value="0" loext:padding="0.049cm" loext:border="0.06pt solid #d9d9e3"/>
    </style:style>
    <style:style style:name="T23" style:family="text">
      <style:text-properties fo:font-variant="normal" fo:text-transform="none" style:use-window-font-color="true" loext:opacity="0%" style:font-name="S hne" fo:font-size="12pt" fo:letter-spacing="normal" fo:font-style="normal" fo:font-weight="normal"/>
    </style:style>
    <style:style style:name="T24" style:family="text">
      <style:text-properties fo:font-variant="normal" fo:text-transform="none" style:use-window-font-color="true" loext:opacity="0%" style:font-name="S hne" fo:font-size="12pt" fo:letter-spacing="normal" fo:font-style="normal" fo:font-weight="normal" fo:background-color="transparent" loext:char-shading-value="0"/>
    </style:style>
    <style:style style:name="T25" style:family="text">
      <style:text-properties fo:font-variant="normal" fo:text-transform="none" style:use-window-font-color="true" loext:opacity="0%" style:font-name="S hne" fo:font-size="12pt" fo:letter-spacing="normal" fo:font-style="normal" fo:font-weight="normal" fo:background-color="transparent" loext:char-shading-value="0"/>
    </style:style>
    <style:style style:name="T26" style:family="text">
      <style:text-properties fo:font-variant="normal" fo:text-transform="none" style:font-name="Liberation Serif" fo:font-size="12pt" fo:letter-spacing="normal" fo:font-style="normal" fo:font-weight="normal"/>
    </style:style>
    <style:style style:name="T27" style:family="text">
      <style:text-properties fo:font-variant="normal" fo:text-transform="none" style:font-name="Liberation Serif" fo:font-size="12pt" fo:letter-spacing="normal" fo:font-style="normal" fo:font-weight="normal" officeooo:rsid="0013b8d2" fo:background-color="transparent" loext:char-shading-value="0" loext:padding="0.049cm" loext:border="0.06pt solid #d9d9e3"/>
    </style:style>
    <style:style style:name="T28" style:family="text">
      <style:text-properties fo:font-variant="normal" fo:text-transform="none" style:font-name="Liberation Serif" fo:font-size="12pt" fo:letter-spacing="normal" fo:font-style="normal" fo:font-weight="normal" fo:background-color="transparent" loext:char-shading-value="0" loext:padding="0.049cm" loext:border="0.06pt solid #d9d9e3"/>
    </style:style>
    <style:style style:name="T29" style:family="text">
      <style:text-properties fo:font-variant="normal" fo:text-transform="none" style:font-name="S hne" fo:font-size="12pt" fo:letter-spacing="normal" fo:font-style="normal" fo:font-weight="normal"/>
    </style:style>
    <style:style style:name="T30" style:family="text">
      <style:text-properties officeooo:rsid="0013b8d2"/>
    </style:style>
    <style:style style:name="T31" style:family="text">
      <style:text-properties loext:padding="0.049cm" loext:border="0.06pt solid #d9d9e3"/>
    </style:style>
    <style:style style:name="T32" style:family="text">
      <style:text-properties style:font-name="Liberation Serif" officeooo:rsid="00144c1f"/>
    </style:style>
    <style:style style:name="T33" style:family="text">
      <style:text-properties style:font-name="Liberation Serif" loext:padding="0.049cm" loext:border="0.06pt solid #d9d9e3"/>
    </style:style>
    <style:style style:name="T34" style:family="text">
      <style:text-properties style:use-window-font-color="true" loext:opacity="0%" officeooo:rsid="0013b8d2"/>
    </style:style>
    <style:style style:name="T35" style:family="text">
      <style:text-properties style:use-window-font-color="true" loext:opacity="0%" loext:padding="0.049cm" loext:border="0.06pt solid #d9d9e3"/>
    </style:style>
    <style:style style:name="T36" style:family="text">
      <style:text-properties style:use-window-font-color="true" loext:opacity="0%" officeooo:rsid="0013b8d2" fo:background-color="transparent" loext:char-shading-value="0"/>
    </style:style>
    <style:style style:name="T37" style:family="text">
      <style:text-properties style:use-window-font-color="true" loext:opacity="0%" officeooo:rsid="0013b8d2" fo:background-color="transparent" loext:char-shading-value="0"/>
    </style:style>
    <style:style style:name="T38" style:family="text">
      <style:text-properties style:use-window-font-color="true" loext:opacity="0%" fo:background-color="transparent" loext:char-shading-value="0" loext:padding="0.049cm" loext:border="0.06pt solid #d9d9e3"/>
    </style:style>
    <style:style style:name="T39" style:family="text">
      <style:text-properties style:use-window-font-color="true" loext:opacity="0%" fo:background-color="transparent" loext:char-shading-value="0" loext:padding="0.049cm" loext:border="0.06pt solid #d9d9e3"/>
    </style:style>
    <style:style style:name="T40" style:family="text">
      <style:text-properties style:use-window-font-color="true" loext:opacity="0%" style:font-name="Liberation Serif" officeooo:rsid="0013b8d2" fo:background-color="transparent" loext:char-shading-value="0"/>
    </style:style>
    <style:style style:name="T41" style:family="text">
      <style:text-properties style:use-window-font-color="true" loext:opacity="0%" style:font-name="Liberation Serif" officeooo:rsid="0013b8d2" fo:background-color="transparent" loext:char-shading-value="0" loext:padding="0.049cm" loext:border="0.06pt solid #d9d9e3"/>
    </style:style>
    <style:style style:name="T42" style:family="text">
      <style:text-properties style:use-window-font-color="true" loext:opacity="0%" style:font-name="Liberation Serif" fo:background-color="transparent" loext:char-shading-value="0" loext:padding="0.049cm" loext:border="0.06pt solid #d9d9e3"/>
    </style:style>
    <style:style style:name="T43" style:family="text">
      <style:text-properties style:use-window-font-color="true" loext:opacity="0%" style:font-name="Liberation Serif" fo:background-color="transparent" loext:char-shading-value="0" loext:padding="0.049cm" loext:border="0.06pt solid #d9d9e3"/>
    </style:style>
    <style:style style:name="T44" style:family="text">
      <style:text-properties style:use-window-font-color="true" loext:opacity="0%" style:font-name="Liberation Serif" officeooo:rsid="00144c1f" fo:background-color="transparent" loext:char-shading-value="0"/>
    </style:style>
    <style:style style:name="T45" style:family="text">
      <style:text-properties style:use-window-font-color="true" loext:opacity="0%" style:font-name="Liberation Serif" officeooo:rsid="00144c1f" fo:background-color="transparent" loext:char-shading-value="0"/>
    </style:style>
    <style:style style:name="T46" style:family="text">
      <style:text-properties style:use-window-font-color="true" loext:opacity="0%" style:font-name="Liberation Serif" officeooo:rsid="00144c1f"/>
    </style:style>
    <style:style style:name="T47" style:family="text">
      <style:text-properties style:use-window-font-color="true" loext:opacity="0%" style:font-name="Liberation Serif" loext:padding="0.049cm" loext:border="0.06pt solid #d9d9e3"/>
    </style:style>
    <style:style style:name="T48" style:family="text">
      <style:text-properties officeooo:rsid="00144c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E</text:span>nsayo sobre "Introducing Linux Distros" de Jose Dieguez Castro. del primer capitulo</text:p>
      <text:p text:style-name="P2"/>
      <text:p text:style-name="P7"/>
      <text:p text:style-name="P9">El primer capítulo de "Introducing Linux Distros" de Jose Dieguez Castro es una introducción a los conceptos básicos de las distribuciones de Linux y su importancia en la informática moderna. En este ensayo, discutiré los principales temas presentados en el primer capítulo, incluyendo las definiciones de las distribuciones de Linux y cómo se diferencian de otros sistemas operativos, los beneficios de utilizar una distribución de Linux, y los diferentes tipos de distribuciones de Linux que existen.</text:p>
      <text:p text:style-name="P9"/>
      <text:p text:style-name="P9">En primer lugar, el autor define las distribuciones de Linux como versiones modificadas del núcleo de Linux, que es el sistema operativo que controla la mayoría de las funciones de un ordenador. Las distribuciones de Linux incluyen una variedad de software adicional, como aplicaciones de escritorio, herramientas de administración del sistema, y controladores de hardware, y se presentan como una alternativa gratuita y de código abierto a otros sistemas operativos comerciales como Windows y macOS.</text:p>
      <text:p text:style-name="P9"/>
      <text:p text:style-name="P9">Una de las principales ventajas de utilizar una distribución de Linux, según el autor, es la flexibilidad que ofrecen. Las distribuciones de Linux pueden ser adaptadas a las necesidades de cada usuario y pueden ser personalizadas para satisfacer requisitos específicos. Además, las distribuciones de Linux son conocidas por ser muy estables y seguras, lo que las hace populares en entornos empresariales y gubernamentales.</text:p>
      <text:p text:style-name="P9"/>
      <text:p text:style-name="P9">El autor también destaca la variedad de distribuciones de Linux disponibles, que pueden clasificarse en diferentes categorías según su enfoque, público objetivo, y el entorno de trabajo en el que están diseñadas para funcionar. Algunas de estas categorías incluyen las distribuciones enfocadas en la seguridad, las distribuciones para servidores web, las distribuciones para computadoras personales y las distribuciones para entornos de desarrollo de software.</text:p>
      <text:p text:style-name="P9"/>
      <text:p text:style-name="P5">En conclusión, el primer capítulo de "Introducing Linux Distros" proporciona una introducción sólida a las distribuciones de Linux y su importancia en la informática moderna. El autor define las distribuciones de Linux y discute sus beneficios, así como la variedad de distribuciones disponibles. Este capítulo proporciona una base sólida para que los lectores comprendan la naturaleza de las distribuciones de Linux y cómo pueden aprovecharlas para satisfacer sus necesidades de software y hardware.</text:p>
      <text:p text:style-name="P4"/>
      <text:p text:style-name="P4"/>
      <text:p text:style-name="P3">Bibliografía</text:p>
      <text:p text:style-name="P6"/>
      <text:p text:style-name="P6">-<text:span text:style-name="T8">Castro, J. D. (2019). Introducing Linux Distros: A guide to choosing the right Linux distribution. Apress.</text:span></text:p>
      <text:p text:style-name="P14"/>
      <text:p text:style-name="P15">Control de lectura de la tesis "Linux: a Portable Operating System" de Linus Torvalds</text:p>
      <text:p text:style-name="P16"/>
      <text:p text:style-name="P13"><text:span text:style-name="T8">La tesis "Linux: a Portable Operating System" de Linus Torvalds es un documento que presenta el diseño y desarrollo del sistema operativo Linux. La tesis describe los aspectos fundamentales del núcleo de Linux, su estructura y organización, y cómo se diferencia de otros sistemas operativos. También se incluyen detalles sobre la implementación y el rendimiento del sistema operativo. Además, la tesis detalla cómo se puede utilizar Linux en diferentes plataformas, lo que lo hace un sistema operativo portátil.</text:span></text:p>
      <text:p text:style-name="P17">La tesis de Linus Torvalds es un documento técnico y detallado sobre el diseño y desarrollo de Linux, lo que la hace adecuada para aquellos interesados en la programación y la ingeniería de sistemas. El autor describe los aspectos fundamentales del sistema operativo, lo que hace que la tesis sea fácil de entender para aquellos con un conocimiento básico de sistemas operativos. Sin embargo, aquellos sin experiencia en programación y sistemas operativos pueden encontrar la tesis difícil de seguir debido a la cantidad de información técnica presentada.</text:p>
      <text:p text:style-name="P17">El autor presenta una comparación detallada de Linux con otros sistemas operativos, lo que ayuda a entender las diferencias y ventajas que Linux ofrece. Además, el autor proporciona detalles sobre la implementación y rendimiento del sistema operativo, lo que lo hace útil para aquellos interesados en el desarrollo de sistemas operativos y la optimización de rendimiento.</text:p>
      <text:p text:style-name="P17">Una de las partes más interesantes de la tesis es cómo el autor describe la portabilidad de Linux. El autor muestra cómo Linux puede ser utilizado en diferentes plataformas, lo que lo hace un sistema operativo portátil y adaptable a diferentes requisitos. Esta información es útil para aquellos que deseen utilizar Linux en diferentes entornos o en diferentes dispositivos.</text:p>
      <text:p text:style-name="P17">En conclusión, "Linux: a Portable Operating System" es un documento técnico y detallado sobre el diseño y desarrollo del sistema operativo Linux. La tesis proporciona una comprensión completa de los aspectos fundamentales de Linux, su estructura y organización, y cómo se diferencia de otros sistemas operativos. Además, la tesis ofrece información valiosa sobre la implementación, el rendimiento y la portabilidad del sistema operativo.</text:p>
      <text:p text:style-name="P6"><text:span text:style-name="T8"/></text:p>
      <text:p text:style-name="P8"><text:span text:style-name="T8">Bibliografía</text:span></text:p>
      <text:p text:style-name="P8"><text:span text:style-name="T8"/></text:p>
      <text:p text:style-name="P10"><text:span text:style-name="T11">-</text:span><text:span text:style-name="T16">Torvalds, L. (1996). Linux: a Portable Operating System. </text:span><text:span text:style-name="T11">Recuperado de</text:span><text:span text:style-name="T16"> </text:span><text:a xlink:type="simple" xlink:href="https://www.cs.helsinki.fi/u/lmsalmel/thesis/" text:style-name="Internet_20_link" text:visited-style-name="Visited_20_Internet_20_Link"><text:span text:style-name="T15">https://www.cs.helsinki.fi/u/lmsalmel/thesis/</text:span></text:a></text:p>
      <text:p text:style-name="P10"><text:span text:style-name="T15"/></text:p>
      <text:p text:style-name="P10"><text:span text:style-name="T15"/></text:p>
      <text:p text:style-name="P11"><text:span text:style-name="T13">Ensayo sobre </text:span><text:span text:style-name="T15">El manifiesto de GNU de Richard Stallman</text:span></text:p>
      <text:p text:style-name="P21"><text:span text:style-name="T15"/></text:p>
      <text:p text:style-name="P19"><text:span text:style-name="T15">El manifiesto de GNU es un documento histórico que fue escrito por Richard Stallman en 1985. El documento establece los fundamentos del movimiento de software libre y explica por qué el acceso y la libertad para usar, copiar y modificar el software son esenciales para el bienestar de la sociedad. Este ensayo analizará el contenido del manifiesto, su importancia en el contexto actual y la relevancia que tiene para el futuro del software y la tecnología.</text:span></text:p>
      <text:p text:style-name="P17">El manifiesto de GNU comienza explicando la motivación detrás del proyecto GNU y el problema de la falta de libertad en el software. Stallman argumenta que la mayoría de los programas de software están diseñados para controlar a los usuarios, limitando su capacidad de utilizarlos de la manera que consideren oportuna. Esta falta de libertad es perjudicial para la sociedad y limita el potencial de la tecnología para mejorar nuestras vidas.</text:p>
      <text:p text:style-name="P17">El documento continúa argumentando que la libertad del software es esencial para la libertad de los usuarios. Stallman establece que el software no debería ser propiedad exclusiva de las corporaciones o de aquellos que lo crean, sino que debería ser un recurso compartido por todos los usuarios. La libertad para acceder al código fuente, modificarlo y distribuirlo es fundamental para la creación de una sociedad más justa e igualitaria.</text:p>
      <text:p text:style-name="P17">Además, el manifiesto de GNU también establece que la libertad del software es esencial para la creatividad y la innovación. Stallman argumenta que los usuarios deben tener la capacidad de modificar el software para adaptarlo a sus necesidades y de crear nuevas herramientas y aplicaciones. Esta libertad para innovar es esencial para el avance de la tecnología y para resolver los desafíos del futuro.</text:p>
      <text:p text:style-name="P17">El manifiesto de GNU es un documento fundamental para entender la importancia del software libre y de los derechos del usuario en la era digital. El documento establece claramente los fundamentos del movimiento de software libre y explica por qué la libertad del software es esencial para el bienestar de la sociedad. El manifiesto sigue siendo relevante hoy en día, ya que la tecnología sigue avanzando a un ritmo acelerado y la necesidad de la libertad del software es más importante que nunca. En resumen, el manifiesto de GNU es un llamado a la acción para la creación de un mundo más justo y equitativo, donde el software sea una herramienta para el bienestar de todos y no un instrumento para controlar a los usuarios.</text:p>
      <text:p text:style-name="P12"/>
      <text:p text:style-name="P22">Bibliografía</text:p>
      <text:p text:style-name="P24"><text:span text:style-name="T40">-</text:span><text:span text:style-name="T16">Stallman, R. (1985). The GNU manifesto. </text:span><text:span text:style-name="T11">Recuperado de</text:span><text:span text:style-name="T16"> </text:span><text:a xlink:type="simple" xlink:href="https://www.gnu.org/gnu/manifesto.html" text:style-name="Internet_20_link" text:visited-style-name="Visited_20_Internet_20_Link"><text:span text:style-name="T43">https://www.gnu.org/gnu/manifesto.html</text:span></text:a></text:p>
      <text:p text:style-name="P24"><text:span text:style-name="T43"/></text:p>
      <text:p text:style-name="P25"><text:soft-page-break/><text:span text:style-name="T41">Ensayo sobre </text:span><text:span text:style-name="T15">Why Free Software Is More Important Now Than Ever Before de Richard Stallman: Una reflexión sobre la importancia del software libre en la era digital actual</text:span></text:p>
      <text:p text:style-name="P25"><text:span text:style-name="T15"/></text:p>
      <text:p text:style-name="P18"><text:span text:style-name="T13">El artículo de Richard Stallman, "Why Free Software Is More Important Now Than Ever Before", explora la importancia del software libre en la era digital actual. En este ensayo, analizaré el contenido del artículo, su relevancia para el mundo actual y la importancia del software libre en el futuro.</text:span></text:p>
      <text:p text:style-name="P17">El artículo de Stallman comienza argumentando que el software propietario ha adquirido un nivel de control sobre la sociedad que antes no existía. Las empresas de software han creado sistemas que nos controlan y limitan nuestra libertad y privacidad. Stallman argumenta que la dependencia del software propietario ha alcanzado un nivel preocupante y que la única forma de liberarnos de ese control es mediante el uso de software libre.</text:p>
      <text:p text:style-name="P17">Además, el artículo de Stallman también enfatiza que el software libre es esencial para garantizar la privacidad y la seguridad de los usuarios. Las empresas de software propietario a menudo tienen acceso a datos confidenciales y, a menudo, venden esta información a terceros. Stallman sostiene que el software libre ofrece una solución a este problema, ya que los usuarios tienen acceso al código fuente y pueden verificar que no hay puertas traseras ni vulnerabilidades de seguridad.</text:p>
      <text:p text:style-name="P17">Otro aspecto importante que Stallman destaca en su artículo es la importancia de la educación en software libre. Stallman sostiene que la educación es clave para crear una sociedad más justa y equitativa en la era digital actual. Los usuarios necesitan ser conscientes de los riesgos del software propietario y de los beneficios del software libre para poder tomar decisiones informadas.</text:p>
      <text:p text:style-name="P17">En conclusión, el artículo de Richard Stallman, "Why Free Software Is More Important Now Than Ever Before", es una reflexión sobre la importancia del software libre en la era digital actual. El artículo destaca la importancia de la privacidad, la seguridad y la libertad de los usuarios, así como la importancia de la educación en software libre. Stallman argumenta que el software libre es esencial para crear una sociedad más justa e igualitaria en el futuro. Como tal, es importante que los usuarios tomen conciencia de los beneficios del software libre y trabajen juntos para promover su uso y desarrollo.</text:p>
      <text:p text:style-name="P18"><text:span text:style-name="T13"/></text:p>
      <text:p text:style-name="P23"><text:span text:style-name="T15">Bibliografía</text:span></text:p>
      <text:p text:style-name="P18"><text:span text:style-name="T13">-</text:span><text:span text:style-name="T15">Stallman, R. (2019). Why Free Software Is More Important Now Than Ever Before: Una reflexión sobre la importancia del software libre en la era digital actual. Revista Conocimiento Libre, 10(1), 5-10. Recuperado de </text:span><text:a xlink:type="simple" xlink:href="https://revistas.uasb.edu.ec/index.php/conocimientolibre/article/view/293" office:target-frame-name="_new" xlink:show="replace" text:style-name="Internet_20_link" text:visited-style-name="Visited_20_Internet_20_Link">https://revistas.uasb.edu.ec/index.php/conocimientolibre/article/view/293</text:a></text:p>
      <text:p text:style-name="P26"><text:span text:style-name="T13">E</text:span><text:span text:style-name="T17">nsayo sobre </text:span><text:span text:style-name="T15">Por qué no avalamos otros sistemas de Free Software Foundation: Una reflexión sobre los criterios de la FSF para otorgar el sello de aprobación</text:span></text:p>
      <text:p text:style-name="P27"><text:span text:style-name="T15"/></text:p>
      <text:p text:style-name="P20"><text:span text:style-name="T15">La Free Software Foundation (FSF) es una organización sin fines de lucro que promueve la libertad de los usuarios de software. Una de las actividades de la FSF es otorgar un sello de aprobación a los sistemas operativos que cumplen con sus criterios de software libre. En el artículo "Por qué no avalamos otros sistemas de Free Software Foundation", la FSF explica por qué no otorga su sello de aprobación a otros sistemas operativos. En este ensayo, analizaré los criterios de la FSF para otorgar su sello de aprobación y la importancia de estos criterios para la promoción del software libre.</text:span></text:p>
      <text:p text:style-name="P17">En el artículo, la FSF explica que el sello de aprobación es una forma de promover el software libre y ayudar a los usuarios a identificar los sistemas operativos que respetan su libertad y privacidad. Para obtener el sello de aprobación, un sistema operativo debe cumplir con los siguientes criterios: debe permitir a los usuarios ejecutar, copiar, distribuir, estudiar, modificar y mejorar el software; no debe limitar estas libertades a través de licencias restrictivas; y debe ser distribuido con el código fuente completo.</text:p>
      <text:p text:style-name="P17">La FSF también explica que no otorga su sello de aprobación a otros sistemas operativos, incluso si son de código abierto, porque no cumplen con sus criterios de software libre. La FSF señala que algunos sistemas operativos tienen licencias restrictivas que limitan la libertad de los usuarios, o incluyen software propietario que no se puede modificar o distribuir libremente. Además, la FSF argumenta que algunos sistemas operativos incluyen software que presenta riesgos para la privacidad y seguridad de los usuarios, lo que va en contra de los valores del software libre.</text:p>
      <text:p text:style-name="P17">En conclusión, el artículo de la FSF "Por qué no avalamos otros sistemas de Free Software Foundation" proporciona una reflexión sobre los criterios que utiliza la organización para otorgar su sello de aprobación. Estos criterios están diseñados para promover el software libre y garantizar la libertad, la privacidad y la seguridad de los usuarios. La negativa de la FSF a otorgar su sello de aprobación a otros sistemas operativos que no cumplen con estos criterios es una forma de fomentar el desarrollo y uso del software libre. Como tal, es importante que los usuarios sean conscientes de los criterios de software libre y trabajen para apoyar el desarrollo de software que respete su libertad y privacidad.</text:p>
      <text:p text:style-name="P12"/>
      <text:p text:style-name="P28">Bibliografía</text:p>
      <text:p text:style-name="P29"><text:span text:style-name="T45">-</text:span><text:span text:style-name="T16">Free Software Foundation. (s.f.). Por qué no avalamos otros sistemas de Free Software Foundation. Recuperado de </text:span><text:a xlink:type="simple" xlink:href="https://www.fsf.org/es/resources/eval" office:target-frame-name="_new" xlink:show="replace" text:style-name="Internet_20_link" text:visited-style-name="Visited_20_Internet_20_Link"><text:span text:style-name="T43">https://www.fsf.org/es/resources/eval</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3ab05" officeooo:paragraph-rsid="0013ab05"/>
    </style:style>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Garcia Acevedo Jonathan Enrique<text:tab/>Grupo 2492<text:tab/>Sistemas Operativos Multiusuario</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6T14:17:26.190175754</meta:creation-date>
    <dc:date>2023-03-26T14:43:21.770495237</dc:date>
    <meta:editing-duration>PT5M25S</meta:editing-duration>
    <meta:editing-cycles>1</meta:editing-cycles>
    <meta:document-statistic meta:table-count="0" meta:image-count="0" meta:object-count="0" meta:page-count="5" meta:paragraph-count="40" meta:word-count="2035" meta:character-count="13151" meta:non-whitespace-character-count="11156"/>
    <meta:generator>LibreOffice/7.3.7.2$Linux_X86_64 LibreOffice_project/30$Build-2</meta:generator>
  </office:meta>
</office:document-meta>
</file>